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 fo:font-weight="normal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weight-asian="normal" style:font-weight-complex="normal"/>
    </style:style>
    <style:style style:name="P3" style:family="paragraph" style:parent-style-name="Our_20_code">
      <style:text-properties fo:color="#008000"/>
    </style:style>
    <style:style style:name="P4" style:family="paragraph" style:parent-style-name="Our_20_code">
      <style:text-properties fo:color="#0000ff"/>
    </style:style>
    <style:style style:name="P5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8000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Окно редактора таблицы</text:h>
          </table:table-cell>
        </table:table-row>
        <table:table-row table:style-name="Table1.2">
          <table:table-cell table:style-name="Table1.A2" office:value-type="string">
            <text:p text:style-name="P1">Окно редактора таблицы представляет собой форму, которая содержит инструменты для заполнения и редактирования таблицы. Данное окно включает в себя следующие элементы: <text:span text:style-name="T1">алгоритм расчета и описания таблицы</text:span>, <text:span text:style-name="T1">окно сообщений</text:span>, <text:span text:style-name="T1">панель настройки таблицы</text:span> и <text:span text:style-name="T1">панель инструментов</text:span> (см. рисунок 1).</text:p>
            <text:p text:style-name="P2"><draw:frame draw:style-name="fr1" draw:name="graphics1" text:anchor-type="as-char" svg:width="16.009cm" svg:height="14.818cm" draw:z-index="0"><draw:image xlink:href="../../../branches/mvtu4/help/original/te/odt/te-images/te-4-ris-1.png" xlink:type="simple" xlink:show="embed" xlink:actuate="onLoad"/></draw:frame></text:p>
            <text:p text:style-name="P2">Рисунок 1 – Окно редактора таблицы</text:p>
            <text:h text:style-name="Heading_20_1" text:outline-level="1"/>
            <text:h text:style-name="Heading_20_1" text:outline-level="1">Алгоритм расчета и описания таблицы</text:h>
            <text:p text:style-name="P1"><text:span text:style-name="T1">Алгоритм расчета и описания таблицы</text:span> представляет из себя поле аналогичное <text:span text:style-name="T1">окну редактора глобальных параметров</text:span> и позволяет автоматизировать заполнение таблицы, используя величины, переменные и функции, описанные в окне <text:span text:style-name="T1">редактора глобальных параметров</text:span>. Инструменты работы с данным элементом также аналогичны инструментам для работы с <text:span text:style-name="T1">окном редактора глобальных параметров</text:span>, среди которых: <text:span text:style-name="T1">Вычислить таблицу</text:span>, <text:span text:style-name="T1">Посмотреть переменные</text:span>, <text:span text:style-name="T1">Построить зависимость</text:span>, <text:span text:style-name="T1">Пошаговая отладка</text:span> и <text:span text:style-name="T1">Стоп отладки</text:span> (см. пункт "Окно редактора глобальных параметров").</text:p>
            <text:p text:style-name="P1">Рассмотрим пример построения алгоритма расчета и описания таблицы на примере создания таблицы напорной характеристики <text:soft-page-break/>насоса ЭКН 125-140.</text:p>
            <text:p text:style-name="P3">//НАПОРНО-РАСХОДНАЯ ХАРАКТЕРИСТИКА НАСОСА</text:p>
            <text:p text:style-name="P3">//Задана как табличная функция двух аргументов: расхода и частоты вращения ротора</text:p>
            <text:p text:style-name="P3">//В приведенном ниже тексте реализован следующий алгоритм.</text:p>
            <text:p text:style-name="P3">//В качестве опорной кривой берется сколотая характеристика насоса при номинальной частоте</text:p>
            <text:p text:style-name="P3">//H0=f(Q), где H0 - напор, м; Q - объемный расход, м^3/ч</text:p>
            <text:p text:style-name="P3">//Кривые при других значениях частоты определяются из соотношения</text:p>
            <text:p text:style-name="P3">//H(Q,n)=H0(Q,n0)*[n/n0]^2</text:p>
            <text:p text:style-name="Our_20_code"/>
            <text:p text:style-name="P3">//Сколотая характеристика насоса</text:p>
            <text:p text:style-name="Our_20_code">H0 = [<text:span text:style-name="T2">1950</text:span></text:p>
            <text:p text:style-name="P4">1950 1945 1940 1936 1925</text:p>
            <text:p text:style-name="P4">1900 1855 1800 1730 1640</text:p>
            <text:p text:style-name="Our_20_code"><text:span text:style-name="T2">1640</text:span>];</text:p>
            <text:p text:style-name="Our_20_code"/>
            <text:p text:style-name="Our_20_code">Q = [<text:span text:style-name="T2">-90</text:span></text:p>
            <text:p text:style-name="P4">0 10 20 30 40</text:p>
            <text:p text:style-name="P4">50 60 70 80 90</text:p>
            <text:p text:style-name="Our_20_code"><text:span text:style-name="T2">1000</text:span>];</text:p>
            <text:p text:style-name="Our_20_code"/>
            <text:p text:style-name="Our_20_code">n0 = <text:span text:style-name="T2">49.65</text:span>; <text:span text:style-name="T3">//Частота, при которой сколота характеристика, Гц</text:span></text:p>
            <text:p text:style-name="Our_20_code">r0 = <text:span text:style-name="T2">956</text:span>; <text:span text:style-name="T3">//Плотность воды, на которой получена характеристика</text:span></text:p>
            <text:p text:style-name="Our_20_code"/>
            <text:p text:style-name="P3">//Массив частот, для которых вычисляется характеристика</text:p>
            <text:p text:style-name="Our_20_code">Y = [<text:span text:style-name="T2">0 2 4 6 8</text:span> <text:s text:c="2"/><text:span text:style-name="T3">// Заполнение столбца Y</text:span></text:p>
            <text:p text:style-name="P4">10 15 20 25 30</text:p>
            <text:p text:style-name="P4">35 40 45 n0 50</text:p>
            <text:p text:style-name="P4">50.5 51 51.5 52</text:p>
            <text:p text:style-name="Our_20_code"><text:span text:style-name="T2">100</text:span>];</text:p>
            <text:p text:style-name="Our_20_code"/>
            <text:p text:style-name="Our_20_code"><text:span text:style-name="T1">const</text:span> Nx = <text:span text:style-name="T2">12</text:span>; <text:span text:style-name="T3">//Число точек по расходу (равно размеру массивов H0 и X)</text:span></text:p>
            <text:p text:style-name="Our_20_code"><text:span text:style-name="T1">const</text:span> Ny = <text:span text:style-name="T2">20</text:span>; <text:span text:style-name="T3">//Число точек по частоте (равно размеру массива Y)</text:span></text:p>
            <text:p text:style-name="Our_20_code"><text:span text:style-name="T1">var</text:span> M[Ny,Nx]; <text:span text:style-name="T3">//Напорно-расходная характеристика, атм</text:span></text:p>
            <text:p text:style-name="Our_20_code"><text:span text:style-name="T1">var</text:span> X[Nx]; <text:span text:style-name="T3">//Объемный расход, м^3/c</text:span></text:p>
            <text:p text:style-name="Our_20_code"/>
            <text:p text:style-name="Our_20_code"/>
            <text:p text:style-name="Our_20_code"><text:span text:style-name="T1">for</text:span> (i = <text:span text:style-name="T2">1</text:span>,Nx) X[i]=Q[i]/<text:span text:style-name="T2">3600</text:span>; <text:span text:style-name="T3">// Заполнение строки X</text:span></text:p>
            <text:p text:style-name="Our_20_code"/>
            <text:p text:style-name="Our_20_code"><text:span text:style-name="T1">for</text:span> (i = <text:span text:style-name="T2">1</text:span>,Nx - <text:span text:style-name="T2">1</text:span>) <text:span text:style-name="T3">// Заполнение ячеек таблицы</text:span></text:p>
            <text:p text:style-name="Our_20_code"><text:s text:c="4"/><text:span text:style-name="T1">for</text:span> (j = <text:span text:style-name="T2">1</text:span>,Ny - <text:span text:style-name="T2">1</text:span>)</text:p>
            <text:p text:style-name="Our_20_code"><text:s text:c="8"/>M[j,i] = <text:span text:style-name="T2">1e-4</text:span>*r0*H0[i]*(Y[j]/n0)^<text:span text:style-name="T2">2</text:span>;</text:p>
            <text:p text:style-name="Our_20_code"/>
            <text:p text:style-name="P3">//Последняя строка таблицы есть копия предпоследней</text:p>
            <text:p text:style-name="Our_20_code"><text:span text:style-name="T1">for</text:span> (i = <text:span text:style-name="T2">1</text:span>,Nx)</text:p>
            <text:p text:style-name="Our_20_code"><text:s text:c="4"/>M[Ny,i] = M[Ny - <text:span text:style-name="T2">1</text:span>,i];</text:p>
            <text:p text:style-name="Our_20_code"/>
            <text:p text:style-name="P3">//Последний столбец таблицы есть копия предпоследнего</text:p>
            <text:p text:style-name="Our_20_code"><text:span text:style-name="T1">for</text:span> (j = <text:span text:style-name="T2">1</text:span>,Ny)</text:p>
            <text:p text:style-name="Our_20_code"><text:s text:c="4"/>M[j,Nx] = M[j,Nx - <text:span text:style-name="T2">1</text:span>];</text:p>
            <text:p text:style-name="P1"/>
            <text:p text:style-name="P1">Заполнение строки <text:span text:style-name="T1">Y</text:span> осуществляется посредством задания матрицы-строки в явном виде. Заполнение столбца <text:span text:style-name="T1">X</text:span> осуществляется вычислением в цикле for при доступе к содержимому ячеек данного столбца через запись <text:span text:style-name="T1">X(i)</text:span>. Для напорной характеристики используется двумерная таблица с именем <text:span text:style-name="T1">M</text:span>, поэтому доступ к ячейкам этой таблицы осуществляется через запись <text:span text:style-name="T1">M(j, i)</text:span>, где <text:span text:style-name="T1">j</text:span> –<text:span text:style-name="T4"> </text:span>номер столбца, <text:span text:style-name="T1">i</text:span> –<text:span text:style-name="T4"> </text:span>номер строки. Вычисление содержимого ячеек <text:span text:style-name="T1">M(j, i)</text:span> осуществляется в двойном цикле <text:span text:style-name="T1">for</text:span>.</text:p>
            <text:p text:style-name="P1">Для автоматического заполнения таблицы посредством выполнения записанного алгоритма вычисления необходимо использовать команду меню <text:span text:style-name="T1">Вычислить таблицу</text:span>. При автоматическом заполнении таблицы нет необходимости самостоятельно выставлять <text:soft-page-break/>количество столбцов и строк, достаточно только привести правильный алгоритм расчета содержимого ячеек и указать тип таблицы, программа автоматически выставит размерность таблицы <text:span text:style-name="T4">(</text:span>см. рисунок 2).</text:p>
            <text:p text:style-name="P2"><draw:frame draw:style-name="fr2" draw:name="graphics2" text:anchor-type="as-char" svg:width="21.93cm" svg:height="10.239cm" draw:z-index="1"><draw:image xlink:href="../../../branches/mvtu4/help/original/te/odt/te-images/te-4-ris-2.png" xlink:type="simple" xlink:show="embed" xlink:actuate="onLoad"/></draw:frame></text:p>
            <text:p text:style-name="P2">Рисунок 2 – Вычисленная таблица</text:p>
            <text:p text:style-name="P1">Заполнение одномерной таблицы производится аналогичным способом. Для этого, например, может использоваться запись типа <text:span text:style-name="T1">for ... for ... M(i,j) = f(i,j)</text:span>.</text:p>
            <text:p text:style-name="P1">Для построения графика таблицы необходимо выбрать <text:span text:style-name="T1">тип построения графика (Как строить график</text:span>, т.е. ось абсцисс) и вызвать команду <text:span text:style-name="T1">Построить график таблицы</text:span>, см. рисунок 3:</text:p>
            <text:p text:style-name="P2"><text:soft-page-break/><draw:frame draw:style-name="fr1" draw:name="graphics3" text:anchor-type="as-char" svg:width="10.583cm" svg:height="10.583cm" draw:z-index="2"><draw:image xlink:href="../../../branches/mvtu4/help/original/te/odt/te-images/te-4-ris-3.png" xlink:type="simple" xlink:show="embed" xlink:actuate="onLoad"/></draw:frame></text:p>
            <text:p text:style-name="P2">Рисунок 3 – Построенный график по вычисленной таблице</text:p>
            <text:h text:style-name="Heading_20_1" text:outline-level="1"/>
            <text:h text:style-name="Heading_20_1" text:outline-level="1">Окно сообщений</text:h>
            <text:p text:style-name="P1"><text:span text:style-name="T1">Окно сообщений</text:span> аналогично окну сообщений <text:span text:style-name="T1">редактора глобальных параметров</text:span> (см. "Окно редактора глобальных параметров – Окно сообщений").</text:p>
            <text:p text:style-name="P1"/>
            <text:h text:style-name="Heading_20_1" text:outline-level="1">Панель настройки таблицы</text:h>
            <text:p text:style-name="P1"><text:span text:style-name="T1">Панель настройки таблицы</text:span> позволяет редактировать количество столбцов, количество строк, тип таблицы, порядок построения графика таблицы, имя матрицы, имя массива столбцов и имя массива строк. Имена матрицы, массива столбцов и массива строк используются для задания содержимого таблицы в <text:span text:style-name="T1">алгоритме расчета и описания таблицы</text:span> (см. пример в п. <text:span text:style-name="T1">Алгоритм расчета и описания таблицы</text:span>).</text:p>
            <text:p text:style-name="P1"/>
            <text:h text:style-name="Heading_20_1" text:outline-level="1">Панель инструментов</text:h>
            <text:p text:style-name="P1"><text:span text:style-name="T1">Панель инструментов</text:span> содержит команды, позволяющие управлять содержимым таблицы: транспонировать таблицу, перемещать столбцы, строки, проверять таблицу, сортировать строки, столбцы по возрастанию/убыванию.</text:p>
            <text:p text:style-name="P1">При вызове команды <text:span text:style-name="T1">Импортировать таблицу</text:span> из буфера появляется диалоговое окно <text:span text:style-name="T1">импорта таблицы</text:span> (см. рисунок 4).</text:p>
            <text:p text:style-name="P2"><text:soft-page-break/><draw:frame draw:style-name="fr1" draw:name="graphics4" text:anchor-type="as-char" svg:width="13.76cm" svg:height="10.636cm" draw:z-index="3"><draw:image xlink:href="../../../branches/mvtu4/help/original/te/odt/te-images/te-4-ris-4.png" xlink:type="simple" xlink:show="embed" xlink:actuate="onLoad"/></draw:frame></text:p>
            <text:p text:style-name="P2">Рисунок 4 – Диалоговое окно импорта таблицы</text:p>
            <text:p text:style-name="P1">В процессе импорта таблицы производится ее анализ, с целью определения присутствующих разделителей и предварительное разбиение на ячейки. Если необходимо разбиение на ячейки иным образом, следует отредактировать панель разделителей. Также можно выделить область, которую необходимо вставить в целевую таблицу. По умолчанию выделена вся область импорта. Перед импортом можно осуществить правку содержимого ячеек вручную.</text:p>
            <text:p text:style-name="P1">При вызове команды <text:span text:style-name="T1">Импортировать таблицу из файла</text:span> вначале появляется диалоговое окно <text:span text:style-name="T1">выбора файла</text:span>, а затем окно <text:span text:style-name="T1">импорта таблицы</text:span>. В остальном процедура импорта повторяется.</text:p>
            <text:p text:style-name="P1">Команду проверить таблицу, можно использовать в случае ручного заполнения содержимого таблицы. В этом случае, таблица будет проверена на наличие не конвертируемых в число записей в ячейках. В случае, если будут обнаружены не конвертируемые записи, появится диалоговое окно с предложением исправить их (см. рисунок 5).</text:p>
            <text:p text:style-name="P2"><draw:frame draw:style-name="fr1" draw:name="graphics5" text:anchor-type="as-char" svg:width="7.913cm" svg:height="3.995cm" draw:z-index="4"><draw:image xlink:href="../../../branches/mvtu4/help/original/te/odt/te-images/te-4-ris-5.png" xlink:type="simple" xlink:show="embed" xlink:actuate="onLoad"/></draw:frame></text:p>
            <text:p text:style-name="P2">Рисунок 5 – Диалоговое окно исправления не конвертируемых записей</text:p>
            <text:p text:style-name="P1">Можно отказаться от правки как текущего содержимого ячейки, так и всех подобных ошибок данной таблицы. Процедура <text:soft-page-break/>проверки таблицы <text:span text:style-name="T1">выполняется каждый раз</text:span> при импорте таблицы.</text:p>
            <text:p text:style-name="P1">Для сортировки строк/столбцов по возрастанию или убыванию, необходимо выделить требуемый столбец/строку (нажатием на фиксированную ячейку столбца/строки) и вызвать одну из команд: <text:span text:style-name="T1">Сортировать по возрастанию</text:span> или <text:span text:style-name="T1">Сортировать по убыванию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margin-top="0cm" fo:margin-bottom="0cm"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0pt" fo:language="ru" fo:country="RU" fo:background-color="transparent" style:font-name-asian="Times New Roman2" style:font-size-asian="12pt" style:font-name-complex="Times New Roman2" style:font-size-complex="12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 редактора таблицы</dc:title>
    <dc:date>2012-04-09T10:58:56.56</dc:date>
    <meta:generator>OpenOffice_Beta/4.1.0$Win32 OpenOffice.org_project/410m14$Build-9760</meta:generator>
    <meta:editing-duration>PT6H5M</meta:editing-duration>
    <meta:editing-cycles>164</meta:editing-cycles>
    <meta:document-statistic meta:table-count="1" meta:image-count="5" meta:object-count="0" meta:page-count="6" meta:paragraph-count="69" meta:word-count="826" meta:character-count="6053"/>
    <meta:user-defined meta:name="Поле 1"/>
    <meta:user-defined meta:name="Поле 2"/>
    <meta:user-defined meta:name="Поле 3"/>
    <meta:user-defined meta:name="Поле 4"/>
  </office:meta>
</office:document-meta>
</file>